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ObjectBase.getQNam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set( QNam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check_element_date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ObjectBase.validate_immutable( XmlOptions option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ObjectBase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LongValue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BooleanValue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lectAttribute( String attributeUri , String attribute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shor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newInputStream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newXMLInputStream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et_default_attribute_value( Q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ObjectBase.newCursorFo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bjectBase.set_xmlanysimple( XmlAnySimpleTyp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new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ializedRootObject.SerializedRootObject( XmlObject 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du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disconnect_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i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dInteriorObject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bjectBase.uses_invalidate_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set_GDuration( GDurationSpecificatio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is_orpha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enu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_QName( QNam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buildInnerPretty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dRootObject.SerializedRoo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create_element_user( QName eltName , QName xsi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bjectBase.set_ComplexXml( Xml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validate( XmlOptions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ObjectBase.save( ContentHandler ch , LexicalHandler l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ShortValue( shor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update_from_complex_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valueEquals( XmlObject xml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XmlObjectBase.qNam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_comm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ObjectBase.getGDuratio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set( byt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etEnu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ializedRootObject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ObjectBase.get_wscanon_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get_element_ending_delimiters( QName el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bjectBase.set_BigInteger( BigInteger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isNi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get_element_type( QName eltName , QName xsi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isDefaul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getTargetForSetter( QName propName , int index , short kindSetterHelp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XmlObjectBase.preChe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bjectBase.set_prepa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bjectBase.getLi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underlying( Xml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ObjectBase.byteArra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etDoubl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( Dat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ObjectBase.get_default_attribute_text( QName att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ObjectBase.set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ializedInteriorObject.SerializedInterior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execQuery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setListValue( Lis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instanc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build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bjectBase.setGDurationValue( GDuration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IntValue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etInt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bjectBase.changeType( Schema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ObjectBase.selec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check_orphan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getStringValu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ObjectBase.set_Calendar( Calendar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initComplexType( boolean complexType , boolean complexCont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getXml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setValidateO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setStringValue( String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compareTo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bjectBase.is_child_element_order_sensit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bjectBase.set( Calenda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_double( dou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DoubleValue( dou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ializedInteriorObject.SerializedInteriorObject( XmlObject impl , XmlObject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compareValue( XmlObject xml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XmlObjectBase.newXML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ializedInteriorObject.distanceToRoo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ializedRootObject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setByteValue( byt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init_flags( SchemaProperty pro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ObjectBase.generatedSetterHelperImpl( XmlObject src , QName propName , int index , short kindSetterHelp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XmlObjectBase.getShort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bjectBase.setFloatValue(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calenda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GDateValue( GDate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et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EnumValue( StringEnumAbstractBase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( XmlObject src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XmlObjectBase.save( OutputStream os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av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et_default_element_text( QName el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ObjectBase.set_newValue( XmlObject obj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6">
            <text:p text:style-name="Table_20_Contents">6</text:p>
          </table:table-cell>
          <table:table-cell office:value-type="float" office:value="194">
            <text:p text:style-name="Table_20_Contents">194</text:p>
          </table:table-cell>
        </table:table-row>
        <table:table-row>
          <table:table-cell office:value-type="string">
            <text:p text:style-name="Table_20_Contents">XmlObjectBase.save( Writer w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etBigInteger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writeRepl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ObjectBase.get_attribute_type( QName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is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getBigDecim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ializedInteriorObject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bjectBase.is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dInteriorObject.objectAtDistance( int 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ObjectBase.set_hex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lectPath( String path , XmlOptions optio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mlObjectBase.objectSe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_BigDecimal( BigDecimal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update_from_wscanon_text( String v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ObjectBase.selectChildren( String elementUri , String element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set( GDurationSpecification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etFloa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create_attribute_user( QName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dRootObject.readObject( ObjectInputStream i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XmlObjectBase.ensureStor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ObjectBase._isComplex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compareValueImpl( XmlObject xmlobj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ObjectBase.bigInteg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newDomNode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ObjectBase.set_GDate( GDateSpecificatio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set_float(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GDurationValue( GDurationSpecification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( String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moni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bjectBase.gDuratio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mmutableValueValidationContext.invalid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getCalenda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newDom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valueEqualsImpl( XmlObject xml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ObjectBase.compare_to( XmlObject xml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bjectBase.getPrimitiveTyp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ObjectBase.d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new_visi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bjectBase.XmlObject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set_char( char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BigDecimalValue( BigDecimal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CalendarValue( Calendar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( BigInteg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mmutableValueValidationContext.invalid( String code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selectAttribute( QName attribut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ObjectBase.setNi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alueOutOfRangeValidationContext.invalid( String code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substitute( QName name , SchemaType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ObjectBase.build_text( NamespaceManager ns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ObjectBase.set( BigDecimal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etBoolea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setObjectValue( Object o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">
            <text:p text:style-name="Table_20_Contents">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XmlObjectBase.set(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( GDateSpecification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invalidate_element_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selectChildren( QName element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ObjectBase.documen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li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_Date( Dat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set_byte( byt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ave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ObjectBase._set( XmlObject sr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lObjectBase.setterHelper( XmlObjectBas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ObjectBase._typedArray( XmlObject [ ] inpu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ObjectBase.se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validate_simpleval( String lexical , Valid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value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bjectBase.invalidate_ni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objSetterHelper( XmlObjectBase srcObj , QName propName , int index , short kindSetter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ObjectBase.set_String( String v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ObjectBase.getGD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java_value( XmlObject obj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">
            <text:p text:style-name="Table_20_Contents">3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XmlObjectBase.getD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newXMLStreamReader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ObjectBase.set_in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( byte [ ]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ializedRootObject.readObjectV0( ObjectInputStream in , int utfBy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mlObjectBase.attach_store( TypeStore sto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ObjectBase._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boolea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etDom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et_attributeflags( QName attr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ObjectBase.save(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_isComplex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newReader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_long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ave( File file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_boolean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set( shor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_list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set( dou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validate_n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xgetLi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bigDecim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_short( shor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makeInnerOptions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bjectBase.set_b64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_ByteArray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apply_wscanon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setImmu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bjectBase.comparable_value_spaces( SchemaType t1 , SchemaType t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ObjectBase.getByte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bjectBase.newXML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xml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getLongVal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ObjectBase.setGDateValue( GDateSpecification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DateValue( Date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etByteArra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ueOutOfRangeValidationContext.invalid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invalidate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check_dated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XmlObjectBase.save( ContentHandler ch , LexicalHandler lh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et_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( StringEnumAbstractBas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et_attribute_field( QName att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bjectBase.set_notation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isInstanceOf( SchemaType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ObjectBase.set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bjectBase.isRootXml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ObjectBase.by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lectChildren( QNameSet elementNameS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mlObjectBase.newCurs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mutableValueValidationContext.ImmutableValueValidationContext( Collection coll , XmlObject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has_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xmlText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ObjectBase._copy( XmlOptions xml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ObjectBase.selectAttributes( QNameSet attributeNameS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mlObjectBase.set_enum( StringEnumAbstractBas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ObjectBase.schema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ObjectBase.execQuery( String queryExpr , Xml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ializedInteriorObject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setByteArrayValue( byte [ ]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et_schema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isFix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is_defaultable_ws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Base._validateO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( Lis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et_elementflags( QName elt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ObjectBase.getRootXml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ObjectBase.new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element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bjectBase.get_wscanon_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ObjectBase.xli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gD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BigIntegerValue( BigInteger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ObjectBase.setQNameValue( QName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